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83915" officeooo:paragraph-rsid="00183915" style:font-weight-asian="bold" style:font-weight-complex="bold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6" style:family="paragraph" style:parent-style-name="Text_20_body" style:list-style-name="L2">
      <style:paragraph-properties fo:margin-left="0in" fo:margin-right="0in" fo:text-indent="0in" style:auto-text-indent="false"/>
    </style:style>
    <style:style style:name="P7" style:family="paragraph" style:parent-style-name="Text_20_body">
      <style:text-properties fo:font-weight="bold" officeooo:rsid="00183915" officeooo:paragraph-rsid="00183915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Objective:</text:span> Build an app that is functionally similar to <text:a xlink:type="simple" xlink:href="https://survey-form.freecodecamp.rocks/" office:target-frame-name="_blank" xlink:show="new" text:style-name="Internet_20_link" text:visited-style-name="Visited_20_Internet_20_Link">https://survey-form.freecodecamp.rocks</text:a></text:p>
      <text:p text:style-name="P4"><text:span text:style-name="Strong_20_Emphasis">User Stories:</text:span></text:p>
      <text:list text:style-name="L2">
        <text:list-item>
          <text:p text:style-name="P5">You should have a page title in an <text:span text:style-name="Source_20_Text">h1 </text:span>element with an <text:span text:style-name="Source_20_Text">id </text:span>of <text:span text:style-name="Source_20_Text">title</text:span></text:p>
        </text:list-item>
        <text:list-item>
          <text:p text:style-name="P5">You should have a short explanation in a <text:span text:style-name="Source_20_Text">p </text:span>element with an <text:span text:style-name="Source_20_Text">id </text:span>of <text:span text:style-name="Source_20_Text">description</text:span></text:p>
        </text:list-item>
        <text:list-item>
          <text:p text:style-name="P5">You should have a <text:span text:style-name="Source_20_Text">form </text:span>element with an <text:span text:style-name="Source_20_Text">id </text:span>of <text:span text:style-name="Source_20_Text">survey-form</text:span></text:p>
        </text:list-item>
        <text:list-item>
          <text:p text:style-name="P5">Inside the form element, you are <text:span text:style-name="Strong_20_Emphasis">required </text:span>to enter your name in an <text:span text:style-name="Source_20_Text">input </text:span>field that has an <text:span text:style-name="Source_20_Text">id</text:span> of <text:span text:style-name="Source_20_Text">name </text:span>and a <text:span text:style-name="Source_20_Text">type </text:span>of <text:span text:style-name="Source_20_Text">text</text:span></text:p>
        </text:list-item>
        <text:list-item>
          <text:p text:style-name="P5">Inside the form element, you are <text:span text:style-name="Strong_20_Emphasis">required </text:span>to enter your email in an <text:span text:style-name="Source_20_Text">input </text:span>field that has an <text:span text:style-name="Source_20_Text">id </text:span>of <text:span text:style-name="Source_20_Text">email</text:span></text:p>
        </text:list-item>
        <text:list-item>
          <text:p text:style-name="P5">If you enter an email that is not formatted correctly, you will see an HTML5 validation error</text:p>
        </text:list-item>
        <text:list-item>
          <text:p text:style-name="P5">Inside the form, you can enter a number in an <text:span text:style-name="Source_20_Text">input</text:span> field that has an <text:span text:style-name="Source_20_Text">id </text:span>of <text:span text:style-name="Source_20_Text">number</text:span></text:p>
        </text:list-item>
        <text:list-item>
          <text:p text:style-name="P5">The number input should not accept non-numbers, either by preventing you from typing them or by showing an HTML5 validation error (depending on your browser).</text:p>
        </text:list-item>
        <text:list-item>
          <text:p text:style-name="P5">If you enter numbers outside the range of the number input, which are defined by the <text:span text:style-name="Source_20_Text">min</text:span> and <text:span text:style-name="Source_20_Text">max</text:span> attributes, you will see an HTML5 validation error</text:p>
        </text:list-item>
        <text:list-item>
          <text:p text:style-name="P5">For the name, email, and number input fields, you can see corresponding <text:span text:style-name="Source_20_Text">label</text:span> elements in the form, that describe the purpose of each field with the following ids: <text:span text:style-name="Source_20_Text">id="name-label"</text:span>, <text:span text:style-name="Source_20_Text">id="email-label"</text:span>, and <text:span text:style-name="Source_20_Text">id="number-label"</text:span></text:p>
        </text:list-item>
        <text:list-item>
          <text:p text:style-name="P5">For the name, email, and number input fields, you can see placeholder text that gives a description or instructions for each field</text:p>
        </text:list-item>
        <text:list-item>
          <text:p text:style-name="P5">Inside the form element, you should have a <text:span text:style-name="Source_20_Text">select</text:span> dropdown element with an <text:span text:style-name="Source_20_Text">id</text:span> of <text:span text:style-name="Source_20_Text">dropdown</text:span> and at least two options to choose from</text:p>
        </text:list-item>
        <text:list-item>
          <text:p text:style-name="P5">Inside the form element, you can select an option from a group of at least two radio buttons that are grouped using the <text:span text:style-name="Source_20_Text">name</text:span> attribute</text:p>
        </text:list-item>
        <text:list-item>
          <text:p text:style-name="P5">Inside the form element, you can select several fields from a series of checkboxes, each of which must have a <text:span text:style-name="Source_20_Text">value</text:span> attribute</text:p>
        </text:list-item>
        <text:list-item>
          <text:p text:style-name="P5">Inside the form element, you are presented with a <text:span text:style-name="Source_20_Text">textarea</text:span> for additional comments</text:p>
        </text:list-item>
        <text:list-item>
          <text:p text:style-name="P6">Inside the form element, you are presented with a button with <text:span text:style-name="Source_20_Text">id</text:span> of <text:span text:style-name="Source_20_Text">submit</text:span> to submit all the inputs</text:p>
        </text:list-item>
      </text:list>
      <text:p text:style-name="P4">Fulfill the user stories and pass all the tests below to complete this project. Give it your own personal style. Happy Coding!</text:p>
      <text:p text:style-name="P4"><text:span text:style-name="Strong_20_Emphasis">Note:</text:span> Be sure to add <text:span text:style-name="Source_20_Text">&lt;link rel="stylesheet" href="styles.css"&gt;</text:span> in your HTML to link your stylesheet and apply your CSS</text:p>
      <text:p text:style-name="Text_20_body"><text:line-break/></text:p>
      <text:p text:style-name="P1">Form-Survey test:</text:p>
      <text:list text:style-name="L1">
        <text:list-item>
          <text:p text:style-name="P2">You should have an <text:span text:style-name="Source_20_Text">h1 </text:span>element with an <text:span text:style-name="Source_20_Text">id</text:span> of <text:span text:style-name="Source_20_Text">title</text:span>.</text:p>
        </text:list-item>
        <text:list-item>
          <text:p text:style-name="P2">Passed:Your <text:span text:style-name="Source_20_Text">#title</text:span> should not be empty.</text:p>
        </text:list-item>
        <text:list-item>
          <text:p text:style-name="P2">Passed:You should have a <text:span text:style-name="Source_20_Text">p</text:span> element with an <text:span text:style-name="Source_20_Text">id</text:span> of <text:span text:style-name="Source_20_Text">description</text:span>.</text:p>
        </text:list-item>
        <text:list-item>
          <text:p text:style-name="P2">Passed:Your <text:span text:style-name="Source_20_Text">#description </text:span>should not be empty.</text:p>
        </text:list-item>
        <text:list-item>
          <text:p text:style-name="P2">Passed:You should have a <text:span text:style-name="Source_20_Text">form </text:span>element with an <text:span text:style-name="Source_20_Text">id</text:span> of <text:span text:style-name="Source_20_Text">survey-form</text:span>.</text:p>
        </text:list-item>
        <text:list-item>
          <text:p text:style-name="P2">Passed:You should have an <text:span text:style-name="Source_20_Text">input </text:span>element with an <text:span text:style-name="Source_20_Text">id </text:span>of <text:span text:style-name="Source_20_Text">name</text:span>.</text:p>
        </text:list-item>
        <text:list-item>
          <text:p text:style-name="P2">Passed:Your <text:span text:style-name="Source_20_Text">#name </text:span>should have a <text:span text:style-name="Source_20_Text">type </text:span>of <text:span text:style-name="Source_20_Text">text</text:span>.</text:p>
        </text:list-item>
        <text:list-item>
          <text:p text:style-name="P2"><text:soft-page-break/>Passed:Your <text:span text:style-name="Source_20_Text">#name</text:span> should require input.</text:p>
        </text:list-item>
        <text:list-item>
          <text:p text:style-name="P2">Passed:Your <text:span text:style-name="Source_20_Text">#name</text:span> should be a descendant of <text:span text:style-name="Source_20_Text">#survey-form</text:span>.</text:p>
        </text:list-item>
        <text:list-item>
          <text:p text:style-name="P2">Passed:You should have an <text:span text:style-name="Source_20_Text">input</text:span> element with an <text:span text:style-name="Source_20_Text">id</text:span> of <text:span text:style-name="Source_20_Text">email</text:span>.</text:p>
        </text:list-item>
        <text:list-item>
          <text:p text:style-name="P2">Passed:Your <text:span text:style-name="Source_20_Text">#email</text:span> should have a <text:span text:style-name="Source_20_Text">type</text:span> of <text:span text:style-name="Source_20_Text">email</text:span>.</text:p>
        </text:list-item>
        <text:list-item>
          <text:p text:style-name="P2">Passed:Your <text:span text:style-name="Source_20_Text">#email</text:span> should require input.</text:p>
        </text:list-item>
        <text:list-item>
          <text:p text:style-name="P2">Passed:Your <text:span text:style-name="Source_20_Text">#email</text:span> should be a descendant of <text:span text:style-name="Source_20_Text">#survey-form</text:span>.</text:p>
        </text:list-item>
        <text:list-item>
          <text:p text:style-name="P2">Failed:You should have an <text:span text:style-name="Source_20_Text">input</text:span> element with an <text:span text:style-name="Source_20_Text">id</text:span> of <text:span text:style-name="Source_20_Text">number</text:span>.</text:p>
        </text:list-item>
        <text:list-item>
          <text:p text:style-name="P2">Failed:Your <text:span text:style-name="Source_20_Text">#number</text:span> should be a descendant of <text:span text:style-name="Source_20_Text">#survey-form</text:span>.</text:p>
        </text:list-item>
        <text:list-item>
          <text:p text:style-name="P2">Failed:Your <text:span text:style-name="Source_20_Text">#number</text:span> should have a <text:span text:style-name="Source_20_Text">type</text:span> of <text:span text:style-name="Source_20_Text">number</text:span>.</text:p>
        </text:list-item>
        <text:list-item>
          <text:p text:style-name="P2">Failed:Your <text:span text:style-name="Source_20_Text">#number</text:span> should have a <text:span text:style-name="Source_20_Text">min </text:span>attribute with a numeric value.</text:p>
        </text:list-item>
        <text:list-item>
          <text:p text:style-name="P2">Failed:Your <text:span text:style-name="Source_20_Text">#number</text:span> should have a <text:span text:style-name="Source_20_Text">max</text:span> attribute with a numeric value.</text:p>
        </text:list-item>
        <text:list-item>
          <text:p text:style-name="P2">Failed:You should have a <text:span text:style-name="Source_20_Text">label</text:span> element with an <text:span text:style-name="Source_20_Text">id</text:span> of <text:span text:style-name="Source_20_Text">name-label</text:span>.</text:p>
        </text:list-item>
        <text:list-item>
          <text:p text:style-name="P2">Failed:You should have a <text:span text:style-name="Source_20_Text">label</text:span> element with an <text:span text:style-name="Source_20_Text">id</text:span> of <text:span text:style-name="Source_20_Text">email-label</text:span>.</text:p>
        </text:list-item>
        <text:list-item>
          <text:p text:style-name="P2">Failed:You should have a <text:span text:style-name="Source_20_Text">label</text:span> element with an <text:span text:style-name="Source_20_Text">id</text:span> of <text:span text:style-name="Source_20_Text">number-label</text:span>.</text:p>
        </text:list-item>
        <text:list-item>
          <text:p text:style-name="P2">Failed:Your <text:span text:style-name="Source_20_Text">#name-label</text:span> should contain text that describes the input.</text:p>
        </text:list-item>
        <text:list-item>
          <text:p text:style-name="P2">Failed:Your <text:span text:style-name="Source_20_Text">#email-label</text:span> should contain text that describes the input.</text:p>
        </text:list-item>
        <text:list-item>
          <text:p text:style-name="P2">Failed:Your <text:span text:style-name="Source_20_Text">#number-label</text:span> should contain text that describes the input.</text:p>
        </text:list-item>
        <text:list-item>
          <text:p text:style-name="P2">Failed:Your <text:span text:style-name="Source_20_Text">#name-label</text:span> should be a descendant of <text:span text:style-name="Source_20_Text">#survey-form</text:span>.</text:p>
        </text:list-item>
        <text:list-item>
          <text:p text:style-name="P2">Failed:Your <text:span text:style-name="Source_20_Text">#email-label</text:span> should be a descendant of <text:span text:style-name="Source_20_Text">#survey-form</text:span>.</text:p>
        </text:list-item>
        <text:list-item>
          <text:p text:style-name="P2">Failed:Your <text:span text:style-name="Source_20_Text">#number-label</text:span> should be a descendant of <text:span text:style-name="Source_20_Text">#survey-form</text:span>.</text:p>
        </text:list-item>
        <text:list-item>
          <text:p text:style-name="P2">Passed:Your <text:span text:style-name="Source_20_Text">#name</text:span> should have a <text:span text:style-name="Source_20_Text">placeholder</text:span> attribute and value.</text:p>
        </text:list-item>
        <text:list-item>
          <text:p text:style-name="P2">Passed:Your <text:span text:style-name="Source_20_Text">#email</text:span> should have a <text:span text:style-name="Source_20_Text">placeholder</text:span> attribute and value.</text:p>
        </text:list-item>
        <text:list-item>
          <text:p text:style-name="P2">Failed:Your <text:span text:style-name="Source_20_Text">#number</text:span> should have a <text:span text:style-name="Source_20_Text">placeholder</text:span> attribute and value.</text:p>
        </text:list-item>
        <text:list-item>
          <text:p text:style-name="P2">Passed:You should have a <text:span text:style-name="Source_20_Text">select</text:span> field with an <text:span text:style-name="Source_20_Text">id</text:span> of <text:span text:style-name="Source_20_Text">dropdown</text:span>.</text:p>
        </text:list-item>
        <text:list-item>
          <text:p text:style-name="P2">Passed:Your <text:span text:style-name="Source_20_Text">#dropdown</text:span> should have at least two selectable (not disabled) <text:span text:style-name="Source_20_Text">option</text:span> elements.</text:p>
        </text:list-item>
        <text:list-item>
          <text:p text:style-name="P2">Passed:Your <text:span text:style-name="Source_20_Text">#dropdown</text:span> should be a descendant of <text:span text:style-name="Source_20_Text">#survey-form</text:span>.</text:p>
        </text:list-item>
        <text:list-item>
          <text:p text:style-name="P2">Passed:You should have at least two <text:span text:style-name="Source_20_Text">input</text:span> elements with a <text:span text:style-name="Source_20_Text">type</text:span> of <text:span text:style-name="Source_20_Text">radio</text:span> (radio buttons).</text:p>
        </text:list-item>
        <text:list-item>
          <text:p text:style-name="P2">Passed:You should have at least two radio buttons that are descendants of <text:span text:style-name="Source_20_Text">#survey-form</text:span>.</text:p>
        </text:list-item>
        <text:list-item>
          <text:p text:style-name="P2">Failed:All your radio buttons should have a <text:span text:style-name="Source_20_Text">value</text:span> attribute and value.</text:p>
        </text:list-item>
        <text:list-item>
          <text:p text:style-name="P2">Passed:All your radio buttons should have a <text:span text:style-name="Source_20_Text">name</text:span> attribute and value.</text:p>
        </text:list-item>
        <text:list-item>
          <text:p text:style-name="P2">Passed:Every radio button group should have at least 2 radio buttons.</text:p>
        </text:list-item>
        <text:list-item>
          <text:p text:style-name="P2">Passed:You should have at least two <text:span text:style-name="Source_20_Text">input</text:span> elements with a <text:span text:style-name="Source_20_Text">type</text:span> of <text:span text:style-name="Source_20_Text">checkbox</text:span> (checkboxes) that are descendants of <text:span text:style-name="Source_20_Text">#survey-form</text:span>.</text:p>
        </text:list-item>
        <text:list-item>
          <text:p text:style-name="P2">Passed:All your checkboxes inside <text:span text:style-name="Source_20_Text">#survey-form</text:span> should have a <text:span text:style-name="Source_20_Text">value</text:span> attribute and value.</text:p>
        </text:list-item>
        <text:list-item>
          <text:p text:style-name="P2">Passed:You should have at least one <text:span text:style-name="Source_20_Text">textarea</text:span> element that is a descendant of <text:span text:style-name="Source_20_Text">#survey-form</text:span>.</text:p>
        </text:list-item>
        <text:list-item>
          <text:p text:style-name="P2">Passed:You should have an <text:span text:style-name="Source_20_Text">input</text:span> or <text:span text:style-name="Source_20_Text">button</text:span> element with an <text:span text:style-name="Source_20_Text">id</text:span> of <text:span text:style-name="Source_20_Text">submit</text:span>.</text:p>
        </text:list-item>
        <text:list-item>
          <text:p text:style-name="P2">Passed:Your <text:span text:style-name="Source_20_Text">#submit</text:span> should have a <text:span text:style-name="Source_20_Text">type</text:span> of <text:span text:style-name="Source_20_Text">submit</text:span>.</text:p>
        </text:list-item>
        <text:list-item>
          <text:p text:style-name="P3">Passed:Your <text:span text:style-name="Source_20_Text">#submit</text:span> should be a descendant of <text:span text:style-name="Source_20_Text">#survey-form</text:span>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772in" fo:margin-bottom="0.6217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3:00:51.633929213</meta:creation-date>
    <dc:date>2023-11-21T13:43:35.695804239</dc:date>
    <meta:editing-duration>PT42M42S</meta:editing-duration>
    <meta:editing-cycles>6</meta:editing-cycles>
    <meta:generator>LibreOffice/7.6.2.1$Linux_X86_64 LibreOffice_project/60$Build-1</meta:generator>
    <meta:document-statistic meta:table-count="0" meta:image-count="0" meta:object-count="0" meta:page-count="2" meta:paragraph-count="66" meta:word-count="882" meta:character-count="5109" meta:non-whitespace-character-count="4351"/>
  </office:meta>
</office:document-meta>
</file>